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widows="2" fo:orphans="2" fo:break-before="page" style:vertical-align="auto" fo:background-color="#00224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7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/>
    </style:style>
    <style:style style:name="T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1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1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4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15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/>
    </style:style>
    <style:style style:name="T1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19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2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2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2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27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/>
    </style:style>
    <style:style style:name="T29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/>
    </style:style>
    <style:style style:name="T3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34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/>
    </style:style>
    <style:style style:name="T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/>
    </style:style>
    <style:style style:name="T3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8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5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6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69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7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7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 fo:language="en" fo:country="US"/>
    </style:style>
    <style:style style:name="T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 fo:language="en" fo:country="US"/>
    </style:style>
    <style:style style:name="T7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7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8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8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9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9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9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9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1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3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3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3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3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3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4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4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4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4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4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5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5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5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6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64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6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6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7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7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7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7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8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81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 fo:language="en" fo:country="US"/>
    </style:style>
    <style:style style:name="T1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 fo:language="en" fo:country="US"/>
    </style:style>
    <style:style style:name="T18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8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9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9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19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9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1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1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1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0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0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0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0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1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1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1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1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2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3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3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4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47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48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4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5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5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6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6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6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6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6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6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69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7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8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8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8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8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86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287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 fo:language="en" fo:country="US"/>
    </style:style>
    <style:style style:name="T2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 fo:language="en" fo:country="US"/>
    </style:style>
    <style:style style:name="T289" style:parent-style-name="Основнойшрифтабзаца" style:family="text">
      <style:text-properties style:font-name="Courier New" style:font-name-asian="Times New Roman" style:font-name-complex="Courier New" fo:color="#FFDD00" style:letter-kerning="false" fo:font-size="10pt" style:font-size-asian="10pt" style:font-size-complex="10pt" fo:language="en" fo:country="US"/>
    </style:style>
    <style:style style:name="T2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3AD900" style:letter-kerning="false" fo:font-size="10pt" style:font-size-asian="10pt" style:font-size-complex="10pt" fo:language="en" fo:country="US"/>
    </style:style>
    <style:style style:name="T29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9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2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29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29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0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0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0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04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30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0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1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1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1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1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2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2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3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3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3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33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3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3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3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3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3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3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4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4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4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4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4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4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34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4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5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5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5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5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5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5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5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5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5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6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6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6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64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36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6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6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6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7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7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7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7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7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7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7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7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7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7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8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8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8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8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8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8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8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8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8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9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39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399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400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0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0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0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0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0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1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1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18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20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22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/>
    </style:style>
    <style:style style:name="T424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FFFFFF" style:letter-kerning="false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2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42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2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43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2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3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434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5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6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7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438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39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T440" style:parent-style-name="Основнойшрифтабзаца" style:family="text">
      <style:text-properties style:font-name="Courier New" style:font-name-asian="Times New Roman" style:font-name-complex="Courier New" fo:color="#9EFFFF" style:letter-kerning="false" fo:font-size="10pt" style:font-size-asian="10pt" style:font-size-complex="10pt"/>
    </style:style>
    <style:style style:name="T441" style:parent-style-name="Основнойшрифтабзаца" style:family="text">
      <style:text-properties style:font-name="Courier New" style:font-name-asian="Times New Roman" style:font-name-complex="Courier New" fo:color="#E1EFFF" style:letter-kerning="false" fo:font-size="10pt" style:font-size-asian="10pt" style:font-size-complex="10pt"/>
    </style:style>
    <style:style style:name="P442" style:parent-style-name="Standard" style:family="paragraph">
      <style:text-properties fo:language="en" fo:country="US"/>
    </style:style>
  </office:automatic-styles>
  <office:body>
    <office:text text:use-soft-page-breaks="true">
      <text:p text:style-name="P1"><text:span text:style-name="T2">&lt;!DOCTYPE<text:s/></text:span><text:span text:style-name="T3">html</text:span><text:span text:style-name="T4">&gt;</text:span><text:span text:style-name="T5"><text:line-break/>&lt;</text:span><text:span text:style-name="T6">html<text:s/></text:span><text:span text:style-name="T7">lang=</text:span><text:span text:style-name="T8">"en"</text:span><text:span text:style-name="T9">&gt;</text:span><text:span text:style-name="T10"><text:line-break/>&lt;</text:span><text:span text:style-name="T11">head</text:span><text:span text:style-name="T12">&gt;</text:span><text:span text:style-name="T13"><text:line-break/><text:s text:c="4"/>&lt;</text:span><text:span text:style-name="T14">meta<text:s/></text:span><text:span text:style-name="T15">charset=</text:span><text:span text:style-name="T16">"UTF-8"</text:span><text:span text:style-name="T17">&gt;</text:span><text:span text:style-name="T18"><text:line-break/><text:s text:c="4"/>&lt;</text:span><text:span text:style-name="T19">title</text:span><text:span text:style-name="T20">&gt;</text:span><text:span text:style-name="T21">Task1</text:span><text:span text:style-name="T22">&lt;/</text:span><text:span text:style-name="T23">title</text:span><text:span text:style-name="T24">&gt;</text:span><text:span text:style-name="T25"><text:line-break/><text:s text:c="4"/>&lt;</text:span><text:span text:style-name="T26">link<text:s/></text:span><text:span text:style-name="T27">href=</text:span><text:span text:style-name="T28">"HomeWork4_Task1.css"<text:s/></text:span><text:span text:style-name="T29">rel=</text:span><text:span text:style-name="T30">"stylesheet"</text:span><text:span text:style-name="T31">&gt;</text:span><text:span text:style-name="T32"><text:line-break/><text:s text:c="4"/>&lt;</text:span><text:span text:style-name="T33">div<text:s/></text:span><text:span text:style-name="T34">class=</text:span><text:span text:style-name="T35">"yellow"</text:span><text:span text:style-name="T36">&gt;</text:span><text:span text:style-name="T37"><text:line-break/><text:s text:c="8"/></text:span><text:span text:style-name="T38">Header: Lorem Ipsum - це текст-"риба", що використовується в друкарстві та дизайні.</text:span><text:span text:style-name="T39"><text:line-break/><text:s text:c="4"/>Lorem Ipsum є, фактично, стандартною "рибою" аж з XVI сторіччя, коли невідомий друкар</text:span><text:span text:style-name="T40"><text:line-break/><text:s text:c="4"/>взяв шрифтову гранку та склав на ній підбірку зразків шрифтів.</text:span><text:span text:style-name="T41"><text:line-break/><text:s text:c="4"/>"Риба" не тільки успішно пережила п'ять століть, але й прижилася в електронному</text:span><text:span text:style-name="T42"><text:line-break/><text:s text:c="4"/>верстуванні, залишаючись по суті незмінною. Вона популяризувалась в 60-их роках</text:span><text:span text:style-name="T43"><text:line-break/><text:s text:c="4"/>минулого сторіччя завдяки виданню зразків шрифтів Letraset, якіw містили уривки</text:span><text:span text:style-name="T44"><text:line-break/><text:s text:c="4"/>з Lorem Ipsum, і вдруге - нещодавно завдяки програмам комп'ютерного верстування</text:span><text:span text:style-name="T45"><text:line-break/><text:s text:c="4"/>на кшталт Aldus Pagemaker, які використовували різні версії Lorem Ipsum.</text:span><text:span text:style-name="T46"><text:line-break/><text:s text:c="8"/></text:span><text:span text:style-name="T47">&lt;</text:span><text:span text:style-name="T48">br</text:span><text:span text:style-name="T49">&gt;</text:span><text:span text:style-name="T50"><text:line-break/><text:s text:c="8"/>&lt;</text:span><text:span text:style-name="T51">br</text:span><text:span text:style-name="T52">&gt;</text:span><text:span text:style-name="T53"><text:line-break/><text:s text:c="8"/>&lt;</text:span><text:span text:style-name="T54">br</text:span><text:span text:style-name="T55">&gt;</text:span><text:span text:style-name="T56"><text:line-break/><text:s text:c="8"/>&lt;</text:span><text:span text:style-name="T57">br</text:span><text:span text:style-name="T58">&gt;</text:span><text:span text:style-name="T59"><text:line-break/><text:s text:c="8"/>&lt;</text:span><text:span text:style-name="T60">br</text:span><text:span text:style-name="T61">&gt;</text:span><text:span text:style-name="T62"><text:line-break/><text:s text:c="4"/>&lt;/</text:span><text:span text:style-name="T63">div</text:span><text:span text:style-name="T64">&gt;</text:span><text:span text:style-name="T65"><text:line-break/>&lt;/</text:span><text:span text:style-name="T66">head</text:span><text:span text:style-name="T67">&gt;</text:span><text:span text:style-name="T68"><text:line-break/>&lt;</text:span><text:span text:style-name="T69">body</text:span><text:span text:style-name="T70">&gt;</text:span><text:span text:style-name="T71"><text:line-break/><text:s text:c="4"/>&lt;</text:span><text:span text:style-name="T72">div<text:s/></text:span><text:span text:style-name="T73">class=</text:span><text:span text:style-name="T74">"leftSide-Bar1 blue"</text:span><text:span text:style-name="T75">&gt;</text:span><text:span text:style-name="T76"><text:line-break/><text:s text:c="8"/></text:span><text:span text:style-name="T77">безсумнівне</text:span><text:span text:style-name="T78"><text:s/></text:span><text:span text:style-name="T79">джерело</text:span><text:span text:style-name="T80">. Lorem Ipsum<text:s/></text:span><text:span text:style-name="T81">походить</text:span><text:span text:style-name="T82"><text:s/></text:span><text:span text:style-name="T83">з</text:span><text:span text:style-name="T84"><text:s/></text:span><text:span text:style-name="T85">розділів</text:span><text:span text:style-name="T86">&lt;</text:span><text:span text:style-name="T87">br</text:span><text:span text:style-name="T88">&gt;</text:span><text:span text:style-name="T89"><text:line-break/><text:s text:c="8"/></text:span><text:span text:style-name="T90">1.10.32<text:s/></text:span><text:span text:style-name="T91">та</text:span><text:span text:style-name="T92"><text:s/>1.10.33<text:s/></text:span><text:span text:style-name="T93">цицеронівського</text:span><text:span text:style-name="T94"><text:s/>"de Finibus Bonorum</text:span><text:span text:style-name="T95">&lt;</text:span><text:span text:style-name="T96">br</text:span><text:span text:style-name="T97">&gt;</text:span><text:span text:style-name="T98"><text:line-break/><text:s text:c="8"/></text:span><text:span text:style-name="T99">et Malorum" ("</text:span><text:span text:style-name="T100">Про</text:span><text:span text:style-name="T101"><text:s/></text:span><text:span text:style-name="T102">межі</text:span><text:span text:style-name="T103"><text:s/></text:span><text:span text:style-name="T104">добра</text:span><text:span text:style-name="T105"><text:s/></text:span><text:span text:style-name="T106">і</text:span><text:span text:style-name="T107"><text:s/></text:span><text:span text:style-name="T108">зла</text:span><text:span text:style-name="T109">"),<text:s/></text:span><text:span text:style-name="T110">написаного</text:span><text:span text:style-name="T111"><text:s/></text:span><text:span text:style-name="T112">у</text:span><text:span text:style-name="T113"><text:s/>45</text:span><text:span text:style-name="T114">&lt;</text:span><text:span text:style-name="T115">br</text:span><text:span text:style-name="T116">&gt;</text:span><text:span text:style-name="T117"><text:line-break/><text:s text:c="8"/></text:span><text:span text:style-name="T118">році</text:span><text:span text:style-name="T119"><text:s/></text:span><text:span text:style-name="T120">до</text:span><text:span text:style-name="T121"><text:s/></text:span><text:span text:style-name="T122">н</text:span><text:span text:style-name="T123">.</text:span><text:span text:style-name="T124">е</text:span><text:span text:style-name="T125">.<text:s/></text:span><text:span text:style-name="T126">Цей</text:span><text:span text:style-name="T127"><text:s/></text:span><text:span text:style-name="T128">трактат</text:span><text:span text:style-name="T129"><text:s/></text:span><text:span text:style-name="T130">з</text:span><text:span text:style-name="T131"><text:s/></text:span><text:span text:style-name="T132">теорії</text:span><text:span text:style-name="T133"><text:s/></text:span><text:span text:style-name="T134">етики</text:span><text:span text:style-name="T135"><text:s/></text:span><text:span text:style-name="T136">був</text:span><text:span text:style-name="T137"><text:s/></text:span><text:span text:style-name="T138">дуже</text:span><text:span text:style-name="T139">&lt;</text:span><text:span text:style-name="T140">br</text:span><text:span text:style-name="T141">&gt;</text:span><text:span text:style-name="T142"><text:line-break/><text:s text:c="8"/></text:span><text:span text:style-name="T143">популярним</text:span><text:span text:style-name="T144"><text:s/></text:span><text:span text:style-name="T145">в</text:span><text:span text:style-name="T146"><text:s/></text:span><text:span text:style-name="T147">епоху</text:span><text:span text:style-name="T148"><text:s/></text:span><text:span text:style-name="T149">Відродження</text:span><text:span text:style-name="T150">.<text:s/></text:span><text:span text:style-name="T151">Перший</text:span><text:span text:style-name="T152"><text:s/></text:span><text:span text:style-name="T153">рядок</text:span><text:span text:style-name="T154"><text:s/>Lorem</text:span><text:span text:style-name="T155">&lt;</text:span><text:span text:style-name="T156">br</text:span><text:span text:style-name="T157">&gt;</text:span><text:span text:style-name="T158"><text:line-break/><text:s text:c="8"/></text:span><text:span text:style-name="T159">Ipsum, "Lorem ipsum dolor sit amet..."<text:s/></text:span><text:span text:style-name="T160">походить</text:span><text:span text:style-name="T161"><text:s/></text:span><text:span text:style-name="T162">з</text:span><text:span text:style-name="T163">&lt;</text:span><text:span text:style-name="T164">br</text:span><text:span text:style-name="T165">&gt;</text:span><text:span text:style-name="T166"><text:line-break/><text:s text:c="8"/></text:span><text:span text:style-name="T167">одного</text:span><text:span text:style-name="T168"><text:s/></text:span><text:span text:style-name="T169">з</text:span><text:span text:style-name="T170"><text:s/></text:span><text:span text:style-name="T171">рядків</text:span><text:span text:style-name="T172"><text:s/></text:span><text:span text:style-name="T173">розділу</text:span><text:span text:style-name="T174"><text:s/>1.10.32.</text:span><text:span text:style-name="T175"><text:line-break/><text:s text:c="4"/></text:span><text:span text:style-name="T176">&lt;/</text:span><text:span text:style-name="T177">div</text:span><text:span text:style-name="T178">&gt;</text:span><text:span text:style-name="T179"><text:line-break/><text:s text:c="4"/>&lt;</text:span><text:span text:style-name="T180">div<text:s/></text:span><text:span text:style-name="T181">class=</text:span><text:span text:style-name="T182">"rightSide-Bar red"</text:span><text:span text:style-name="T183">&gt;</text:span><text:span text:style-name="T184"><text:line-break/><text:s text:c="8"/></text:span><text:span text:style-name="T185">На</text:span><text:span text:style-name="T186"><text:s/></text:span><text:span text:style-name="T187">відміну</text:span><text:span text:style-name="T188"><text:s/></text:span><text:span text:style-name="T189">від</text:span><text:span text:style-name="T190"><text:s/></text:span><text:span text:style-name="T191">поширеної</text:span><text:span text:style-name="T192">&lt;</text:span><text:span text:style-name="T193">br</text:span><text:span text:style-name="T194">&gt;</text:span><text:span text:style-name="T195"><text:line-break/><text:s text:c="8"/></text:span><text:span text:style-name="T196">думки</text:span><text:span text:style-name="T197"><text:s/>Lorem Ipsum<text:s/></text:span><text:span text:style-name="T198">не</text:span><text:span text:style-name="T199"><text:s/></text:span><text:span text:style-name="T200">є</text:span><text:span text:style-name="T201">&lt;</text:span><text:span text:style-name="T202">br</text:span><text:span text:style-name="T203">&gt;</text:span><text:span text:style-name="T204"><text:line-break/><text:s text:c="8"/></text:span><text:span text:style-name="T205">випадковим</text:span><text:span text:style-name="T206"><text:s/></text:span><text:span text:style-name="T207">набором</text:span><text:span text:style-name="T208"><text:s/></text:span><text:span text:style-name="T209">літер</text:span><text:span text:style-name="T210">.</text:span><text:span text:style-name="T211">&lt;</text:span><text:span text:style-name="T212">br</text:span><text:span text:style-name="T213">&gt;</text:span><text:span text:style-name="T214"><text:line-break/><text:s text:c="8"/></text:span><text:span text:style-name="T215">Він</text:span><text:span text:style-name="T216"><text:s/></text:span><text:span text:style-name="T217">походить</text:span><text:span text:style-name="T218"><text:s/></text:span><text:span text:style-name="T219">з</text:span><text:span text:style-name="T220"><text:s/></text:span><text:span text:style-name="T221">уривку</text:span><text:span text:style-name="T222">&lt;</text:span><text:span text:style-name="T223">br</text:span><text:span text:style-name="T224">&gt;</text:span><text:span text:style-name="T225"><text:line-break/><text:s text:c="8"/></text:span><text:span text:style-name="T226">класичної</text:span><text:span text:style-name="T227"><text:s/></text:span><text:span text:style-name="T228">латинської</text:span><text:span text:style-name="T229"><text:s/></text:span><text:span text:style-name="T230">літератури</text:span><text:span text:style-name="T231">&lt;</text:span><text:span text:style-name="T232">br</text:span><text:span text:style-name="T233">&gt;</text:span><text:span text:style-name="T234"><text:line-break/><text:s text:c="8"/></text:span><text:span text:style-name="T235">45<text:s/></text:span><text:span text:style-name="T236">року</text:span><text:span text:style-name="T237"><text:s/></text:span><text:span text:style-name="T238">до</text:span><text:span text:style-name="T239"><text:s/></text:span><text:span text:style-name="T240">н</text:span><text:span text:style-name="T241">.</text:span><text:span text:style-name="T242">е</text:span><text:span text:style-name="T243">.,<text:s/></text:span><text:span text:style-name="T244">тобто</text:span><text:span text:style-name="T245"><text:s/></text:span><text:span text:style-name="T246">має</text:span><text:span text:style-name="T247">&lt;</text:span><text:span text:style-name="T248">br</text:span><text:span text:style-name="T249">&gt;</text:span><text:span text:style-name="T250"><text:line-break/><text:s text:c="8"/></text:span><text:span text:style-name="T251">більш</text:span><text:span text:style-name="T252"><text:s/></text:span><text:span text:style-name="T253">як</text:span><text:span text:style-name="T254"><text:s/>2000-</text:span><text:span text:style-name="T255">річну</text:span><text:span text:style-name="T256"><text:s/></text:span><text:span text:style-name="T257">історію</text:span><text:span text:style-name="T258">.</text:span><text:span text:style-name="T259">&lt;</text:span><text:span text:style-name="T260">br</text:span><text:span text:style-name="T261">&gt;</text:span><text:span text:style-name="T262"><text:line-break/><text:s text:c="8"/></text:span><text:span text:style-name="T263">Річард</text:span><text:span text:style-name="T264"><text:s/></text:span><text:span text:style-name="T265">Макклінток</text:span><text:span text:style-name="T266">,<text:s/></text:span><text:span text:style-name="T267">професор</text:span><text:span text:style-name="T268">&lt;</text:span><text:span text:style-name="T269">br</text:span><text:span text:style-name="T270">&gt;</text:span><text:span text:style-name="T271"><text:line-break/><text:s text:c="8"/></text:span><text:span text:style-name="T272">латини</text:span><text:span text:style-name="T273"><text:s/></text:span><text:span text:style-name="T274">з</text:span><text:span text:style-name="T275"><text:s/></text:span><text:span text:style-name="T276">коледжу</text:span><text:span text:style-name="T277"><text:s/></text:span><text:span text:style-name="T278">Хемпдін</text:span><text:span text:style-name="T279">-</text:span><text:span text:style-name="T280">Сидні</text:span><text:span text:style-name="T281"><text:line-break/><text:s text:c="4"/></text:span><text:span text:style-name="T282">&lt;/</text:span><text:span text:style-name="T283">div</text:span><text:span text:style-name="T284">&gt;</text:span><text:span text:style-name="T285"><text:line-break/><text:s text:c="4"/>&lt;</text:span><text:span text:style-name="T286">div<text:s/></text:span><text:span text:style-name="T287">align=</text:span><text:span text:style-name="T288">"left"<text:s/></text:span><text:span text:style-name="T289">class=</text:span><text:span text:style-name="T290">"center grey"</text:span><text:span text:style-name="T291">&gt;</text:span><text:span text:style-name="T292"><text:line-break/><text:s text:c="8"/></text:span><text:span text:style-name="T293">зрозумілих</text:span><text:span text:style-name="T294"><text:s/></text:span><text:span text:style-name="T295">латинських</text:span><text:span text:style-name="T296"><text:s/></text:span><text:span text:style-name="T297">слів</text:span><text:span text:style-name="T298"><text:s/>- consectetur -<text:s/></text:span><text:span text:style-name="T299">з</text:span><text:span text:style-name="T300"><text:s/></text:span><text:span text:style-name="T301">уривку</text:span><text:span text:style-name="T302"><text:s/>Lorem Ipsum,</text:span><text:span text:style-name="T303">&lt;</text:span><text:span text:style-name="T304">br</text:span><text:span text:style-name="T305">&gt;</text:span><text:span text:style-name="T306"><text:line-break/><text:s text:c="8"/></text:span><text:span text:style-name="T307">і</text:span><text:span text:style-name="T308"><text:s/></text:span><text:span text:style-name="T309">у</text:span><text:span text:style-name="T310"><text:s/></text:span><text:span text:style-name="T311">пошуку</text:span><text:span text:style-name="T312"><text:s/></text:span><text:span text:style-name="T313">цього</text:span><text:span text:style-name="T314"><text:s/></text:span><text:span text:style-name="T315">слова</text:span><text:span text:style-name="T316"><text:s/></text:span><text:span text:style-name="T317">в</text:span><text:span text:style-name="T318"><text:s/></text:span><text:span text:style-name="T319">класичній</text:span><text:span text:style-name="T320"><text:s/></text:span><text:span text:style-name="T321">літературі</text:span><text:span text:style-name="T322"><text:s/></text:span><text:span text:style-name="T323">знайшов</text:span><text:span text:style-name="T324"><text:s/></text:span><text:span text:style-name="T325">безсумнівне</text:span><text:span text:style-name="T326"><text:s/></text:span><text:span text:style-name="T327">джер</text:span><text:span text:style-name="T328">е</text:span><text:span text:style-name="T329">ло</text:span><text:span text:style-name="T330">.</text:span><text:span text:style-name="T331">&lt;</text:span><text:span text:style-name="T332">br</text:span><text:span text:style-name="T333">&gt;</text:span><text:span text:style-name="T334"><text:line-break/><text:s text:c="8"/></text:span><text:span text:style-name="T335">Lorem Ipsum<text:s/></text:span><text:span text:style-name="T336">походить</text:span><text:span text:style-name="T337"><text:s/></text:span><text:span text:style-name="T338">з</text:span><text:span text:style-name="T339"><text:s/></text:span><text:span text:style-name="T340">розділів</text:span><text:span text:style-name="T341"><text:s/>1.10.32<text:s/></text:span><text:span text:style-name="T342">та</text:span><text:span text:style-name="T343"><text:s/>1.10.33<text:s/></text:span><text:span text:style-name="T344">цицеронівського</text:span><text:span text:style-name="T345"><text:s/></text:span><text:span text:style-name="T346">&lt;</text:span><text:span text:style-name="T347">br</text:span><text:span text:style-name="T348">&gt;</text:span><text:span text:style-name="T349"><text:line-break/><text:s text:c="8"/></text:span><text:span text:style-name="T350">"de Finibus Bonorum et Malorum" ("</text:span><text:span text:style-name="T351">Про</text:span><text:span text:style-name="T352"><text:s/></text:span><text:span text:style-name="T353">межі</text:span><text:span text:style-name="T354"><text:s/></text:span><text:span text:style-name="T355">добра</text:span><text:span text:style-name="T356"><text:s/></text:span><text:span text:style-name="T357">і</text:span><text:span text:style-name="T358"><text:s/></text:span><text:span text:style-name="T359">зла</text:span><text:span text:style-name="T360">"),<text:s/></text:span><text:span text:style-name="T361">написаного</text:span><text:span text:style-name="T362"><text:s/></text:span><text:span text:style-name="T363">&lt;</text:span><text:span text:style-name="T364">br</text:span><text:span text:style-name="T365">&gt;</text:span><text:span text:style-name="T366"><text:line-break/><text:s text:c="8"/></text:span><text:span text:style-name="T367">у</text:span><text:span text:style-name="T368"><text:s/>45<text:s/></text:span><text:span text:style-name="T369">році</text:span><text:span text:style-name="T370"><text:s/></text:span><text:span text:style-name="T371">до</text:span><text:span text:style-name="T372"><text:s/></text:span><text:span text:style-name="T373">н</text:span><text:span text:style-name="T374">.</text:span><text:span text:style-name="T375">е</text:span><text:span text:style-name="T376">.<text:s/></text:span><text:span text:style-name="T377">Цей</text:span><text:span text:style-name="T378"><text:s/></text:span><text:span text:style-name="T379">трактат</text:span><text:span text:style-name="T380"><text:s/></text:span><text:span text:style-name="T381">з</text:span><text:span text:style-name="T382"><text:s/></text:span><text:span text:style-name="T383">теорії</text:span><text:span text:style-name="T384"><text:s/></text:span><text:span text:style-name="T385">етики</text:span><text:span text:style-name="T386"><text:s/></text:span><text:span text:style-name="T387">був</text:span><text:span text:style-name="T388"><text:s/></text:span><text:span text:style-name="T389">дуже</text:span><text:span text:style-name="T390"><text:s/></text:span><text:span text:style-name="T391">популярним</text:span><text:span text:style-name="T392"><text:s/></text:span><text:span text:style-name="T393">в</text:span><text:span text:style-name="T394"><text:s/></text:span><text:span text:style-name="T395">еп</text:span><text:span text:style-name="T396">о</text:span><text:span text:style-name="T397">ху</text:span><text:span text:style-name="T398">&lt;</text:span><text:span text:style-name="T399">br</text:span><text:span text:style-name="T400">&gt;</text:span><text:span text:style-name="T401"><text:line-break/><text:s text:c="8"/></text:span><text:span text:style-name="T402">Відродження</text:span><text:span text:style-name="T403">.<text:s/></text:span><text:span text:style-name="T404">Перший</text:span><text:span text:style-name="T405"><text:s/></text:span><text:span text:style-name="T406">рядок</text:span><text:span text:style-name="T407"><text:s/>Lorem Ipsum, "Lorem ipsum dolor sit amet..."<text:s/></text:span><text:span text:style-name="T408">п</text:span><text:span text:style-name="T409">о</text:span><text:span text:style-name="T410">ходить</text:span><text:span text:style-name="T411">&lt;</text:span><text:span text:style-name="T412">br</text:span><text:span text:style-name="T413">&gt;</text:span><text:span text:style-name="T414"><text:line-break/><text:s text:c="8"/></text:span><text:span text:style-name="T415">з</text:span><text:span text:style-name="T416"><text:s/></text:span><text:span text:style-name="T417">одного</text:span><text:span text:style-name="T418"><text:s/></text:span><text:span text:style-name="T419">з</text:span><text:span text:style-name="T420"><text:s/></text:span><text:span text:style-name="T421">рядків</text:span><text:span text:style-name="T422"><text:s/></text:span><text:span text:style-name="T423">розділу</text:span><text:span text:style-name="T424"><text:s/>1.10.32.</text:span><text:span text:style-name="T425"><text:line-break/><text:s text:c="4"/></text:span><text:span text:style-name="T426">&lt;/</text:span><text:span text:style-name="T427">div</text:span><text:span text:style-name="T428">&gt;</text:span><text:span text:style-name="T429"><text:line-break/>&lt;/</text:span><text:span text:style-name="T430">body</text:span><text:span text:style-name="T431">&gt;</text:span><text:span text:style-name="T432"><text:line-break/>&lt;</text:span><text:span text:style-name="T433">footer</text:span><text:span text:style-name="T434">&gt;</text:span><text:span text:style-name="T435"><text:line-break/></text:span><text:span text:style-name="T436"><text:line-break/>&lt;/</text:span><text:span text:style-name="T437">footer</text:span><text:span text:style-name="T438">&gt;</text:span><text:span text:style-name="T439"><text:line-break/>&lt;/</text:span><text:span text:style-name="T440">html</text:span><text:span text:style-name="T441">&gt;</text:span></text:p>
      <text:p text:style-name="P442"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dmin-pc</dc:creator>
    <meta:creation-date>2009-04-16T11:32:00Z</meta:creation-date>
    <dc:date>2016-10-25T17:38:00Z</dc:date>
    <meta:template xlink:href="Normal" xlink:type="simple"/>
    <meta:editing-cycles>6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62" meta:character-count="2425" meta:row-count="17" meta:non-whitespace-character-count="2067"/>
  </office:meta>
</office:document-meta>
</file>